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7.052cm" fo:min-width="5.53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3.90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43cm" fo:min-width="2.99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311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17.91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3.94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3.94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3.3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3cm" svg:height="7.302cm" svg:x="1.634cm" svg:y="14.3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09cm" svg:height="2.264cm" svg:x="9.608cm" svg:y="26.082cm">
          <text:p text:style-name="P3"><text:span text:style-name="T1">ext4 RAMdisk</text:span><text:span text:style-name="T1"><text:line-break/></text:span><text:span text:style-name="T2">(far faster than nvme, but not persistent across reboots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93cm" svg:height="3.493cm" svg:x="1.317cm" svg:y="24.812cm">
          <text:p text:style-name="P1"><text:span text:style-name="T1">nvme disk</text:span><text:line-break/><text:span text:style-name="T2">(fast persistent storage in 2026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1cm" svg:height="2.54cm" svg:x="5.444cm" svg:y="25.765cm">
          <text:p text:style-name="P1">sd disk<text:line-break/><text:span text:style-name="T2">(reasonably fast, comes in many TB sizes, and persistent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415cm" svg:height="1.588cm" svg:x="1.317cm" svg:y="21.955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1.588cm" svg:x="2.269cm" svg:y="19.415cm">
          <text:p text:style-name="P4">fsDB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445cm" svg:height="1.27cm" svg:x="2.188cm" svg:y="17.84cm">
          <text:p text:style-name="P3"><text:span text:style-name="T1">uDB v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1.587cm" svg:x="2.127cm" svg:y="15.861cm">
          <text:p text:style-name="P1"><text:span text:style-name="T3">tasks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0.953cm" svg:x="1.317cm" svg:y="14.017cm">
          <text:p text:style-name="P1"><text:span text:style-name="T2">Crontab : @reboot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3:42:54.934456467</meta:creation-date>
    <dc:date>2026-01-20T04:00:21.134348876</dc:date>
    <meta:editing-duration>PT6M17S</meta:editing-duration>
    <meta:editing-cycles>1</meta:editing-cycles>
    <meta:document-statistic meta:object-count="9"/>
    <meta:generator>LibreOffice/24.2.7.2$Linux_X86_64 LibreOffice_project/420$Build-2</meta:generator>
  </office:meta>
</office:document-meta>
</file>